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3cm" draw:marker-end-width="0.243cm" draw:stroke-linejoin="round" svg:stroke-linecap="butt" draw:fill="solid" draw:fill-color="#cc9966" draw:textarea-horizontal-align="justify" draw:textarea-vertical-align="middle" draw:auto-grow-height="false" fo:min-height="16.62cm" fo:min-width="7.607cm" fo:padding-top="0.14cm" fo:padding-bottom="0.14cm" fo:padding-left="0.265cm" fo:padding-right="0.265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0.559cm" fo:min-width="0.309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559cm" fo:min-width="0.309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0.02cm" fo:min-width="0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02cm" fo:min-width="0cm"/>
    </style:style>
    <style:style style:name="gr7" style:family="graphic" style:parent-style-name="standard">
      <style:graphic-properties svg:stroke-width="0.028cm" svg:stroke-color="#000000" draw:marker-start-width="0.243cm" draw:marker-end-width="0.243cm" draw:stroke-linejoin="round" svg:stroke-linecap="butt" draw:fill="solid" draw:fill-color="#cccc99" draw:textarea-horizontal-align="justify" draw:textarea-vertical-align="middle" draw:auto-grow-height="false" fo:min-height="1.668cm" fo:min-width="8.277cm" fo:padding-top="0.14cm" fo:padding-bottom="0.14cm" fo:padding-left="0.265cm" fo:padding-right="0.265cm"/>
    </style:style>
    <style:style style:name="gr8" style:family="graphic" style:parent-style-name="standard">
      <style:graphic-properties svg:stroke-color="#000000" draw:fill-color="#ff0000" draw:textarea-horizontal-align="justify" draw:textarea-vertical-align="middle" draw:auto-grow-height="false" fo:min-height="0.559cm" fo:min-width="0.309cm"/>
    </style:style>
    <style:style style:name="gr9" style:family="graphic" style:parent-style-name="standard">
      <style:graphic-properties svg:stroke-color="#000000" draw:fill-color="#0000cc" draw:textarea-horizontal-align="justify" draw:textarea-vertical-align="middle" draw:auto-grow-height="false" fo:min-height="0.559cm" fo:min-width="0.309cm"/>
    </style:style>
    <style:style style:name="gr10" style:family="graphic" style:parent-style-name="standard">
      <style:graphic-properties svg:stroke-color="#000000" draw:fill-color="#00cc33" draw:textarea-horizontal-align="justify" draw:textarea-vertical-align="middle" draw:auto-grow-height="false" fo:min-height="0.559cm" fo:min-width="0.309cm"/>
    </style:style>
    <style:style style:name="gr11" style:family="graphic" style:parent-style-name="standard">
      <style:graphic-properties svg:stroke-color="#000000" draw:fill-color="#ffff00" draw:textarea-horizontal-align="justify" draw:textarea-vertical-align="middle" draw:auto-grow-height="false" fo:min-height="0.559cm" fo:min-width="0.309cm"/>
    </style:style>
    <style:style style:name="gr12" style:family="graphic" style:parent-style-name="standard">
      <style:graphic-properties svg:stroke-color="#000000" draw:fill-color="#ff00ff" draw:textarea-horizontal-align="justify" draw:textarea-vertical-align="middle" draw:auto-grow-height="false" fo:min-height="0.559cm" fo:min-width="0.309cm"/>
    </style:style>
    <style:style style:name="gr13" style:family="graphic" style:parent-style-name="standard">
      <style:graphic-properties svg:stroke-color="#000000" draw:fill-color="#ff9900" draw:textarea-horizontal-align="justify" draw:textarea-vertical-align="middle" draw:auto-grow-height="false" fo:min-height="0.559cm" fo:min-width="0.30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0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2cm" fo:min-width="0cm"/>
    </style:style>
    <style:style style:name="gr16" style:family="graphic" style:parent-style-name="standard">
      <style:graphic-properties draw:stroke="none" svg:stroke-color="#000000" draw:fill="none" draw:fill-color="#ffffff" fo:min-height="3.179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2.671cm"/>
    </style:style>
    <style:style style:name="gr19" style:family="graphic" style:parent-style-name="standard">
      <style:graphic-properties svg:stroke-color="#000000" draw:fill-color="#00cc00" draw:textarea-horizontal-align="justify" draw:textarea-vertical-align="middle" draw:auto-grow-height="false" fo:min-height="0.559cm" fo:min-width="0.309cm"/>
    </style:style>
    <style:style style:name="gr20" style:family="graphic" style:parent-style-name="standard">
      <style:graphic-properties draw:stroke="none" svg:stroke-color="#000000" draw:fill="none" draw:fill-color="#ffffff" fo:min-height="5.592cm"/>
    </style:style>
    <style:style style:name="gr21" style:family="graphic" style:parent-style-name="standard">
      <style:graphic-properties draw:stroke="none" svg:stroke-color="#000000" draw:fill="none" draw:fill-color="#ffffff" fo:min-height="4.576cm"/>
    </style:style>
    <style:style style:name="gr22" style:family="graphic" style:parent-style-name="standard">
      <style:graphic-properties svg:stroke-color="#000000" draw:fill-color="#0000ff" draw:textarea-horizontal-align="justify" draw:textarea-vertical-align="middle" draw:auto-grow-height="false" fo:min-height="0.559cm" fo:min-width="0.309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02cm" fo:min-width="0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0cm"/>
    </style:style>
    <style:style style:name="gr25" style:family="graphic" style:parent-style-name="standard">
      <style:graphic-properties draw:stroke="none" svg:stroke-color="#000000" draw:fill="none" draw:fill-color="#ffffff" fo:min-height="8.767cm"/>
    </style:style>
    <style:style style:name="P1" style:family="paragraph">
      <loext:graphic-properties draw:fill="solid" draw:fill-color="#cc9966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cc99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0000cc"/>
      <style:paragraph-properties fo:text-align="center"/>
    </style:style>
    <style:style style:name="P8" style:family="paragraph">
      <loext:graphic-properties draw:fill-color="#00cc33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ff00ff"/>
      <style:paragraph-properties fo:text-align="center"/>
    </style:style>
    <style:style style:name="P11" style:family="paragraph">
      <loext:graphic-properties draw:fill-color="#ff9900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00cc00"/>
      <style:paragraph-properties fo:text-align="center"/>
    </style:style>
    <style:style style:name="P17" style:family="paragraph">
      <loext:graphic-properties draw:fill-color="#00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17cm" svg:height="17.78cm" svg:x="5.06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143cm" svg:height="1.143cm" svg:x="5.953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0.144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5.95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7.35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8.747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0.144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922cm" svg:y1="7.858cm" svg:x2="11.922cm" svg:y2="23.479cm">
          <text:p/>
        </draw:line>
        <draw:custom-shape draw:style-name="gr5" draw:text-style-name="P2" draw:layer="layout" svg:width="0.38cm" svg:height="0.38cm" svg:x="12.17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0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7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8cm" svg:y="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6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3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4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6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7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8cm" svg:y="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6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9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20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2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2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2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22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9.017cm" svg:height="2.158cm" svg:x="5.064cm" svg:y="4.0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143cm" svg:height="1.143cm" svg:x="5.953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4.55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143cm" svg:height="1.143cm" svg:x="5.95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7.3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143cm" svg:height="1.143cm" svg:x="8.74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.143cm" svg:height="1.143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11.541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8cm" svg:height="0.38cm" svg:x="13.193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38cm" svg:height="0.38cm" svg:x="13.701cm" svg:y="2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4.556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143cm" svg:height="1.143cm" svg:x="5.953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7.35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143cm" svg:height="1.143cm" svg:x="8.747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.143cm" svg:height="1.143cm" svg:x="10.144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11.54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4.318cm" svg:height="3.429cm" svg:x="15.351cm" svg:y="2.778cm">
          <draw:text-box>
            <text:p>Codemaker side: only him can see it</text:p>
          </draw:text-box>
        </draw:frame>
        <draw:line draw:style-name="gr17" draw:text-style-name="P4" draw:layer="layout" svg:x1="2.27cm" svg:y1="6.588cm" svg:x2="18.78cm" svg:y2="6.461cm">
          <text:p/>
        </draw:line>
      </draw:page>
      <draw:page draw:name="page2" draw:style-name="dp1" draw:master-page-name="Default">
        <draw:custom-shape draw:style-name="gr1" draw:text-style-name="P1" draw:layer="layout" svg:width="9.017cm" svg:height="17.78cm" svg:x="5.06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143cm" svg:height="1.143cm" svg:x="5.953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0.144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5.95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7.35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8.747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0.144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922cm" svg:y1="7.858cm" svg:x2="11.922cm" svg:y2="23.479cm">
          <text:p/>
        </draw:line>
        <draw:custom-shape draw:style-name="gr5" draw:text-style-name="P2" draw:layer="layout" svg:width="0.38cm" svg:height="0.38cm" svg:x="12.17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0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7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8cm" svg:y="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6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3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4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6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7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8cm" svg:y="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6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9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20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2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2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2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22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9.017cm" svg:height="2.158cm" svg:x="5.064cm" svg:y="4.0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143cm" svg:height="1.143cm" svg:x="5.953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7.3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8.74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10.144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4.55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143cm" svg:height="1.143cm" svg:x="5.95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7.3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143cm" svg:height="1.143cm" svg:x="8.74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.143cm" svg:height="1.143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11.541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8cm" svg:height="0.38cm" svg:x="13.193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38cm" svg:height="0.38cm" svg:x="13.701cm" svg:y="2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4.556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143cm" svg:height="1.143cm" svg:x="5.953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7.35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143cm" svg:height="1.143cm" svg:x="8.747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.143cm" svg:height="1.143cm" svg:x="10.144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11.54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5" draw:layer="layout" svg:width="4.318cm" svg:height="3.429cm" svg:x="15.351cm" svg:y="2.778cm">
          <draw:text-box>
            <text:p text:style-name="P14">Codemaker side: only him can see it</text:p>
          </draw:text-box>
        </draw:frame>
        <draw:line draw:style-name="gr17" draw:text-style-name="P4" draw:layer="layout" svg:x1="2.27cm" svg:y1="6.588cm" svg:x2="18.78cm" svg:y2="6.461cm">
          <text:p/>
        </draw:line>
        <draw:frame draw:style-name="gr18" draw:text-style-name="P13" draw:layer="layout" svg:width="4.191cm" svg:height="3.806cm" svg:x="15.224cm" svg:y="11.033cm">
          <draw:text-box>
            <text:p>Codemaker chose his secret pattern of color</text:p>
          </draw:text-box>
        </draw:frame>
      </draw:page>
      <draw:page draw:name="page3" draw:style-name="dp1" draw:master-page-name="Default">
        <draw:custom-shape draw:style-name="gr1" draw:text-style-name="P1" draw:layer="layout" svg:width="9.017cm" svg:height="17.78cm" svg:x="5.06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143cm" svg:height="1.143cm" svg:x="5.953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143cm" svg:height="1.143cm" svg:x="7.35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143cm" svg:height="1.143cm" svg:x="8.747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0.144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5.95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7.35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8.747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0.144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10.144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922cm" svg:y1="7.858cm" svg:x2="11.922cm" svg:y2="23.479cm">
          <text:p/>
        </draw:line>
        <draw:custom-shape draw:style-name="gr5" draw:text-style-name="P2" draw:layer="layout" svg:width="0.38cm" svg:height="0.38cm" svg:x="12.17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0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7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8cm" svg:y="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6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3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4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6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7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8cm" svg:y="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6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9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20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2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2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2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22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9.017cm" svg:height="2.158cm" svg:x="5.064cm" svg:y="4.0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143cm" svg:height="1.143cm" svg:x="5.953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7.3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8.74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10.144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4.55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143cm" svg:height="1.143cm" svg:x="5.95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7.3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143cm" svg:height="1.143cm" svg:x="8.74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.143cm" svg:height="1.143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11.541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8cm" svg:height="0.38cm" svg:x="13.193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38cm" svg:height="0.38cm" svg:x="13.701cm" svg:y="2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4.556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143cm" svg:height="1.143cm" svg:x="5.953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7.35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143cm" svg:height="1.143cm" svg:x="8.747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.143cm" svg:height="1.143cm" svg:x="10.144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11.54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5" draw:layer="layout" svg:width="4.318cm" svg:height="3.429cm" svg:x="15.351cm" svg:y="2.778cm">
          <draw:text-box>
            <text:p text:style-name="P14">Codemaker side: only him can see it</text:p>
          </draw:text-box>
        </draw:frame>
        <draw:line draw:style-name="gr17" draw:text-style-name="P4" draw:layer="layout" svg:x1="2.27cm" svg:y1="6.588cm" svg:x2="18.78cm" svg:y2="6.461cm">
          <text:p/>
        </draw:line>
        <draw:frame draw:style-name="gr20" draw:text-style-name="P13" draw:layer="layout" svg:width="5.207cm" svg:height="5.842cm" svg:x="14.716cm" svg:y="11.541cm">
          <draw:text-box>
            <text:p>Codebreaker's turn: he try to guess the secret pattern</text:p>
          </draw:text-box>
        </draw:frame>
      </draw:page>
      <draw:page draw:name="page4" draw:style-name="dp1" draw:master-page-name="Default">
        <draw:custom-shape draw:style-name="gr1" draw:text-style-name="P1" draw:layer="layout" svg:width="9.017cm" svg:height="17.78cm" svg:x="5.06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143cm" svg:height="1.143cm" svg:x="5.953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143cm" svg:height="1.143cm" svg:x="7.35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143cm" svg:height="1.143cm" svg:x="8.747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0.144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5.95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7.35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8.747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0.144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10.144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922cm" svg:y1="7.858cm" svg:x2="11.922cm" svg:y2="23.479cm">
          <text:p/>
        </draw:line>
        <draw:custom-shape draw:style-name="gr5" draw:text-style-name="P2" draw:layer="layout" svg:width="0.38cm" svg:height="0.38cm" svg:x="12.17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0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7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8cm" svg:y="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6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3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4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6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7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8cm" svg:y="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6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9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20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2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2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8cm" svg:height="0.38cm" svg:x="12.176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8cm" svg:height="0.38cm" svg:x="12.684cm" svg:y="22.0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38cm" svg:height="0.38cm" svg:x="12.177cm" svg:y="22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9.017cm" svg:height="2.158cm" svg:x="5.064cm" svg:y="4.0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143cm" svg:height="1.143cm" svg:x="5.953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7.3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8.74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10.144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4.55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143cm" svg:height="1.143cm" svg:x="5.95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7.3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143cm" svg:height="1.143cm" svg:x="8.74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.143cm" svg:height="1.143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11.541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8cm" svg:height="0.38cm" svg:x="13.193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38cm" svg:height="0.38cm" svg:x="13.701cm" svg:y="2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4.556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143cm" svg:height="1.143cm" svg:x="5.953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7.35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143cm" svg:height="1.143cm" svg:x="8.747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.143cm" svg:height="1.143cm" svg:x="10.144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11.54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5" draw:layer="layout" svg:width="4.318cm" svg:height="3.429cm" svg:x="15.351cm" svg:y="2.778cm">
          <draw:text-box>
            <text:p text:style-name="P14">Codemaker side: only him can see it</text:p>
          </draw:text-box>
        </draw:frame>
        <draw:line draw:style-name="gr17" draw:text-style-name="P4" draw:layer="layout" svg:x1="2.27cm" svg:y1="6.588cm" svg:x2="18.78cm" svg:y2="6.461cm">
          <text:p/>
        </draw:line>
        <draw:frame draw:style-name="gr21" draw:text-style-name="P13" draw:layer="layout" svg:width="5.03cm" svg:height="9.494cm" svg:x="14.97cm" svg:y="10.81cm">
          <draw:text-box>
            <text:p>Codemaker's turn: he put two whites because the codebreaker got two colors but not at the right spot and zero black because he got no exact color at the right sport</text:p>
          </draw:text-box>
        </draw:frame>
      </draw:page>
      <draw:page draw:name="page5" draw:style-name="dp1" draw:master-page-name="Default">
        <draw:custom-shape draw:style-name="gr1" draw:text-style-name="P1" draw:layer="layout" svg:width="9.017cm" svg:height="17.78cm" svg:x="5.06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143cm" svg:height="1.143cm" svg:x="5.953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143cm" svg:height="1.143cm" svg:x="7.35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143cm" svg:height="1.143cm" svg:x="8.747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0.144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5.95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7.35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8.747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0.144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10.144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1.143cm" svg:height="1.143cm" svg:x="5.95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7.35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143cm" svg:height="1.143cm" svg:x="8.747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10.144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143cm" svg:height="1.143cm" svg:x="5.953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7.35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8.747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10.144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5.953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7.3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8.74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0.144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922cm" svg:y1="7.858cm" svg:x2="11.922cm" svg:y2="23.479cm">
          <text:p/>
        </draw:line>
        <draw:custom-shape draw:style-name="gr5" draw:text-style-name="P2" draw:layer="layout" svg:width="0.38cm" svg:height="0.38cm" svg:x="12.17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0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7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8cm" svg:y="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6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3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4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6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7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8cm" svg:y="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6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17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4cm" svg:y="1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cm" svg:height="0.38cm" svg:x="12.177cm" svg:y="1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38cm" svg:height="0.38cm" svg:x="12.176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381cm" svg:height="0.38cm" svg:x="12.684cm" svg:y="19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38cm" svg:height="0.38cm" svg:x="12.177cm" svg:y="1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38cm" svg:height="0.38cm" svg:x="12.685cm" svg:y="1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38cm" svg:height="0.38cm" svg:x="12.176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38cm" svg:height="0.38cm" svg:x="12.684cm" svg:y="20.6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2" draw:layer="layout" svg:width="0.38cm" svg:height="0.38cm" svg:x="12.177cm" svg:y="2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8cm" svg:height="0.38cm" svg:x="12.685cm" svg:y="2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8cm" svg:height="0.38cm" svg:x="12.176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8cm" svg:height="0.38cm" svg:x="12.684cm" svg:y="22.0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38cm" svg:height="0.38cm" svg:x="12.177cm" svg:y="22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cm" svg:height="0.38cm" svg:x="12.68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9.017cm" svg:height="2.158cm" svg:x="5.064cm" svg:y="4.0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143cm" svg:height="1.143cm" svg:x="5.953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7.3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8.74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10.144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4.55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143cm" svg:height="1.143cm" svg:x="5.95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7.3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143cm" svg:height="1.143cm" svg:x="8.74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.143cm" svg:height="1.143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11.541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8cm" svg:height="0.38cm" svg:x="13.193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38cm" svg:height="0.38cm" svg:x="13.701cm" svg:y="2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43cm" svg:height="1.143cm" svg:x="4.556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143cm" svg:height="1.143cm" svg:x="5.953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7.35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143cm" svg:height="1.143cm" svg:x="8.747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.143cm" svg:height="1.143cm" svg:x="10.144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143cm" svg:height="1.143cm" svg:x="11.54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5" draw:layer="layout" svg:width="4.318cm" svg:height="3.429cm" svg:x="15.351cm" svg:y="2.778cm">
          <draw:text-box>
            <text:p text:style-name="P14">Codemaker side: only him can see it</text:p>
          </draw:text-box>
        </draw:frame>
        <draw:line draw:style-name="gr17" draw:text-style-name="P4" draw:layer="layout" svg:x1="2.27cm" svg:y1="6.588cm" svg:x2="18.78cm" svg:y2="6.461cm">
          <text:p/>
        </draw:line>
        <draw:frame draw:style-name="gr25" draw:text-style-name="P13" draw:layer="layout" svg:width="4.064cm" svg:height="9.017cm" svg:x="15.478cm" svg:y="12.557cm">
          <draw:text-box>
            <text:p>Turn 3: The codebreaker won because he guessed the secret patter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04:07:41.381746398</meta:creation-date>
    <dc:date>2016-03-19T04:43:05.136877031</dc:date>
    <meta:editing-duration>PT19M30S</meta:editing-duration>
    <meta:editing-cycles>5</meta:editing-cycles>
    <meta:generator>LibreOffice/5.0.5.2$Linux_X86_64 LibreOffice_project/00m0$Build-2</meta:generator>
    <meta:document-statistic meta:object-count="584"/>
  </office:meta>
</office:document-meta>
</file>